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4000000462174DEA521BEF7BD.png" manifest:media-type="image/png"/>
  <manifest:file-entry manifest:full-path="Pictures/10000001000000840000004A837C9629BA215477.png" manifest:media-type="image/png"/>
  <manifest:file-entry manifest:full-path="Pictures/10000001000001FC000000E42A86AD43D9173EC6.png" manifest:media-type="image/png"/>
  <manifest:file-entry manifest:full-path="Pictures/1000000100000250000000E815D9904856AF1F5E.png" manifest:media-type="image/png"/>
  <manifest:file-entry manifest:full-path="Pictures/10000001000000500000004211CB540532C6A6B6.png" manifest:media-type="image/png"/>
  <manifest:file-entry manifest:full-path="Pictures/1000000100000218000000E8656C4C32EDD748EC.png" manifest:media-type="image/png"/>
  <manifest:file-entry manifest:full-path="Pictures/10000001000000FE000000504868360890371448.png" manifest:media-type="image/png"/>
  <manifest:file-entry manifest:full-path="Pictures/100000010000004C0000003C616D39A5515CF9F5.png" manifest:media-type="image/png"/>
  <manifest:file-entry manifest:full-path="Pictures/10000001000001FE000000EA641D1A11608532D9.png" manifest:media-type="image/png"/>
  <manifest:file-entry manifest:full-path="Pictures/10000001000001D6000000F6307B1F82FF71F29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cm" fo:min-width="0.8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cm" fo:min-width="7.2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3.6cm" fo:min-width="1.4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3.6cm" fo:min-width="1.1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89cm" svg:height="4.338cm" svg:x="9.602cm" svg:y="2.991cm">
          <draw:image xlink:href="Pictures/10000001000001D6000000F6307B1F82FF71F29A.png" xlink:type="simple" xlink:show="embed" xlink:actuate="onLoad" draw:mime-type="image/png">
            <text:p/>
          </draw:image>
        </draw:frame>
        <draw:line draw:style-name="gr2" draw:text-style-name="P2" draw:layer="layout" svg:x1="0.791cm" svg:y1="7.591cm" svg:x2="28.691cm" svg:y2="7.591cm">
          <text:p/>
        </draw:line>
        <draw:line draw:style-name="gr2" draw:text-style-name="P2" draw:layer="layout" svg:x1="9.491cm" svg:y1="2.891cm" svg:x2="9.491cm" svg:y2="13.191cm">
          <text:p/>
        </draw:line>
        <draw:frame draw:style-name="gr1" draw:text-style-name="P1" draw:layer="layout" svg:width="8.995cm" svg:height="4.126cm" svg:x="9.596cm" svg:y="8.391cm">
          <draw:image xlink:href="Pictures/10000001000001FE000000EA641D1A11608532D9.png" xlink:type="simple" xlink:show="embed" xlink:actuate="onLoad" draw:mime-type="image/png">
            <text:p/>
          </draw:image>
        </draw:frame>
        <draw:frame draw:style-name="gr1" draw:text-style-name="P1" draw:layer="layout" svg:width="8.96cm" svg:height="4.02cm" svg:x="0.491cm" svg:y="8.391cm">
          <draw:image xlink:href="Pictures/10000001000001FC000000E42A86AD43D9173EC6.png" xlink:type="simple" xlink:show="embed" xlink:actuate="onLoad" draw:mime-type="image/png">
            <text:p/>
          </draw:image>
        </draw:frame>
        <draw:frame draw:style-name="gr1" draw:text-style-name="P1" draw:layer="layout" svg:width="9.453cm" svg:height="4.091cm" svg:x="19.138cm" svg:y="3.2cm">
          <draw:image xlink:href="Pictures/1000000100000218000000E8656C4C32EDD748EC.png" xlink:type="simple" xlink:show="embed" xlink:actuate="onLoad" draw:mime-type="image/png">
            <text:p/>
          </draw:image>
        </draw:frame>
        <draw:line draw:style-name="gr2" draw:text-style-name="P2" draw:layer="layout" svg:x1="18.691cm" svg:y1="2.891cm" svg:x2="18.691cm" svg:y2="13.191cm">
          <text:p/>
        </draw:line>
        <draw:frame draw:style-name="gr1" draw:text-style-name="P1" draw:layer="layout" svg:width="10.441cm" svg:height="4.091cm" svg:x="19.05cm" svg:y="8.391cm">
          <draw:image xlink:href="Pictures/1000000100000250000000E815D9904856AF1F5E.png" xlink:type="simple" xlink:show="embed" xlink:actuate="onLoad" draw:mime-type="image/png">
            <text:p/>
          </draw:image>
        </draw:frame>
        <draw:frame draw:style-name="gr1" draw:text-style-name="P1" draw:layer="layout" svg:width="3.034cm" svg:height="1.7cm" svg:x="3.664cm" svg:y="12.891cm">
          <draw:image xlink:href="Pictures/10000001000000840000004A837C9629BA215477.png" xlink:type="simple" xlink:show="embed" xlink:actuate="onLoad" draw:mime-type="image/png">
            <text:p/>
          </draw:image>
        </draw:frame>
        <draw:frame draw:style-name="gr1" draw:text-style-name="P1" draw:layer="layout" svg:width="2.08cm" svg:height="1.733cm" svg:x="12.891cm" svg:y="0.991cm">
          <draw:image xlink:href="Pictures/1000000100000054000000462174DEA521BEF7BD.png" xlink:type="simple" xlink:show="embed" xlink:actuate="onLoad" draw:mime-type="image/png">
            <text:p/>
          </draw:image>
        </draw:frame>
        <draw:frame draw:style-name="gr1" draw:text-style-name="P1" draw:layer="layout" svg:width="2.304cm" svg:height="1.9cm" svg:x="22.981cm" svg:y="0.991cm">
          <draw:image xlink:href="Pictures/10000001000000500000004211CB540532C6A6B6.png" xlink:type="simple" xlink:show="embed" xlink:actuate="onLoad" draw:mime-type="image/png">
            <text:p/>
          </draw:image>
        </draw:frame>
        <draw:frame draw:style-name="gr1" draw:text-style-name="P1" draw:layer="layout" svg:width="1.8cm" svg:height="1.421cm" svg:x="23.391cm" svg:y="13.091cm">
          <draw:image xlink:href="Pictures/100000010000004C0000003C616D39A5515CF9F5.png" xlink:type="simple" xlink:show="embed" xlink:actuate="onLoad" draw:mime-type="image/png">
            <text:p/>
          </draw:image>
        </draw:frame>
        <draw:frame draw:style-name="gr1" draw:text-style-name="P1" draw:layer="layout" svg:width="4.9cm" svg:height="1.543cm" svg:x="11.791cm" svg:y="12.881cm">
          <draw:image xlink:href="Pictures/10000001000000FE000000504868360890371448.png" xlink:type="simple" xlink:show="embed" xlink:actuate="onLoad" draw:mime-type="image/png">
            <text:p/>
          </draw:image>
        </draw:frame>
        <draw:custom-shape draw:style-name="gr3" draw:text-style-name="P2" draw:layer="layout" svg:width="1.3cm" svg:height="0.7cm" svg:x="25.691cm" svg:y="10.7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cm" svg:height="0.7cm" svg:x="10.091cm" svg:y="10.7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3.9cm" svg:x="24.991cm" svg:y="3.1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cm" svg:height="3.9cm" svg:x="14.291cm" svg:y="3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cm" svg:height="0.7cm" svg:x="0.991cm" svg:y="10.7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18T07:13:15.091427549</dc:date>
    <meta:editing-duration>PT20M47S</meta:editing-duration>
    <meta:editing-cycles>6</meta:editing-cycles>
    <meta:generator>LibreOffice/7.4.2.3$MacOSX_AARCH64 LibreOffice_project/382eef1f22670f7f4118c8c2dd222ec7ad009daf</meta:generator>
    <meta:document-statistic meta:object-count="18"/>
  </office:meta>
</office:document-meta>
</file>